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Standard">
      <style:paragraph-properties fo:margin-left="11.28cm" fo:margin-right="0cm" fo:text-indent="0cm" style:auto-text-indent="false"/>
    </style:style>
    <style:style style:name="P11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urchase in objects"&gt;</text:placeholder></text:p>
      <text:p text:style-name="P11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for each="line in purchase.contact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h text:style-name="P8" text:outline-level="1">Draft Purchase Order</text:h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h text:style-name="P8" text:outline-level="1">Request for Quotation N°: <text:placeholder text:placeholder-type="text">&lt;purchase.reference&gt;</text:placeholder></text:h>
      <text:p text:style-name="P7"><text:placeholder text:placeholder-type="text">&lt;/when&gt;</text:placeholder></text:p>
      <text:p text:style-name="P7"><text:placeholder text:placeholder-type="text">&lt;otherwise test=""&gt;</text:placeholder></text:p>
      <text:h text:style-name="P8" text:outline-level="1">Purchase Order N°: <text:placeholder text:placeholder-type="text">&lt;purchase.reference&gt;</text:placeholder></text:h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3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3"><text:placeholder text:placeholder-type="text">&lt;formatLang(line.unit_price, purchase.party.lang, currency=purchase.currency)&gt;</text:placeholder><text:soft-page-break/></text:p>
          </table:table-cell>
          <table:table-cell table:style-name="Table1.A5" office:value-type="string">
            <text:p text:style-name="P4"><text:placeholder text:placeholder-type="text">&lt;for each="tax in line.taxes"&gt;</text:placeholder></text:p>
            <text:p text:style-name="P4"><text:placeholder text:placeholder-type="text">&lt;tax.name&gt;</text:placeholder></text:p>
            <text:p text:style-name="P4"><text:placeholder text:placeholder-type="text">&lt;/for&gt;</text:placeholder></text:p>
          </table:table-cell>
          <table:table-cell table:style-name="Table1.A2" office:value-type="string">
            <text:p text:style-name="P3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"><text:placeholder text:placeholder-type="text">&lt;formatLang(line.amount, purchase.party.lang, currency=purchas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Total (excl. taxes):</text:p>
                </table:table-cell>
                <table:table-cell table:style-name="Table4.B1" office:value-type="string">
                  <text:p text:style-name="P3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axes:</text:p>
                </table:table-cell>
                <table:table-cell table:style-name="Table4.B2" office:value-type="string">
                  <text:p text:style-name="P3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otal:</text:p>
                </table:table-cell>
                <table:table-cell table:style-name="Table4.B2" office:value-type="string">
                  <text:p text:style-name="P3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10-22T19:45:31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58" meta:word-count="24" meta:character-count="212"/>
  </office:meta>
</office:document-meta>
</file>